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Builder.configure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DatatypeBuilder.getPlain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buildValidationRules( Element datatypeElement , AbstractDatatype datatype , DatatypeManager datatype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atatypeBuilder.buildConvertor( Element convertor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atatype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buildConvertor( Element datatypeEl , Abstract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